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toda la columna es inercia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rra 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longitud</text:p>
          </table:table-cell>
          <table:table-cell/>
          <table:table-cell office:value-type="string" calcext:value-type="string">
            <text:p>inercia</text:p>
          </table:table-cell>
          <table:table-cell table:number-columns-repeated="4"/>
          <table:table-cell office:value-type="string" calcext:value-type="string">
            <text:p>Torque</text:p>
          </table:table-cell>
          <table:table-cell/>
          <table:table-cell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miperiodo</text:p>
          </table:table-cell>
          <table:table-cell office:value-type="string" calcext:value-type="string">
            <text:p>periodo</text:p>
          </table:table-cell>
          <table:table-cell/>
          <table:table-cell table:formula="of:=([.C6]+[.C7]+[.C8]+[.C9]+[.C10])/5" office:value-type="float" office:value="2.6312" calcext:value-type="float">
            <text:p>2,6312</text:p>
          </table:table-cell>
          <table:table-cell office:value-type="float" office:value="178" calcext:value-type="float">
            <text:p>178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([.E5]/(2*PI()))^2 *0.026" office:value-type="float" office:value="0.00455954317227072" calcext:value-type="float">
            <text:p>0,004559543172271</text:p>
          </table:table-cell>
          <table:table-cell/>
          <table:table-cell office:value-type="string" calcext:value-type="string">
            <text:p>calculada</text:p>
          </table:table-cell>
          <table:table-cell table:number-columns-repeated="2"/>
          <table:table-cell office:value-type="float" office:value="0.027" calcext:value-type="float">
            <text:p>0,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2" calcext:value-type="float">
            <text:p>1,32</text:p>
          </table:table-cell>
          <table:table-cell table:formula="of:=[.B6]*2" office:value-type="float" office:value="2.64" calcext:value-type="float">
            <text:p>2,64</text:p>
          </table:table-cell>
          <table:table-cell table:formula="of:=([.C6]-[.$E$5])^2" office:value-type="float" office:value="0.0000774399999999986" calcext:value-type="float">
            <text:p>7,74399999999986E-05</text:p>
          </table:table-cell>
          <table:table-cell office:value-type="string" calcext:value-type="string">
            <text:p>error en la media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error en la inercia</text:p>
          </table:table-cell>
          <table:table-cell/>
          <table:table-cell office:value-type="float" office:value="0.0039" calcext:value-type="float">
            <text:p>0,0039</text:p>
          </table:table-cell>
          <table:table-cell table:number-columns-repeated="2"/>
          <table:table-cell office:value-type="float" office:value="0.064" calcext:value-type="float">
            <text:p>0,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11" calcext:value-type="float">
            <text:p>1,311</text:p>
          </table:table-cell>
          <table:table-cell table:formula="of:=[.B7]*2" office:value-type="float" office:value="2.622" calcext:value-type="float">
            <text:p>2,622</text:p>
          </table:table-cell>
          <table:table-cell table:formula="of:=([.C7]-[.$E$5])^2" office:value-type="float" office:value="0.0000846400000000059" calcext:value-type="float">
            <text:p>8,46400000000059E-05</text:p>
          </table:table-cell>
          <table:table-cell table:formula="of:= SQRT( (  [.D6]+[.D7]+[.D8]+[.D9]+[.D10]  )/(5*(5-1)) )" office:value-type="float" office:value="0.00287054001888151" calcext:value-type="float">
            <text:p>0,002870540018882</text:p>
          </table:table-cell>
          <table:table-cell table:number-columns-repeated="3"/>
          <table:table-cell table:formula="of:=([.E5]/(2*PI()))^2 *0.0015 + ((2*[.E5])/(2*PI())^2)*0.026*[.E7]" office:value-type="float" office:value="0.00027299914709575" calcext:value-type="float">
            <text:p>0,000272999147096</text:p>
          </table:table-cell>
          <table:table-cell/>
          <table:table-cell table:formula="of:=(1/12)*[.F5]/1000*([.G5]/1000)^2" office:value-type="float" office:value="0.00534" calcext:value-type="float">
            <text:p>0,00534</text:p>
          </table:table-cell>
          <table:table-cell table:number-columns-repeated="2"/>
          <table:table-cell office:value-type="float" office:value="0.11" calcext:value-type="float">
            <text:p>0,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15" calcext:value-type="float">
            <text:p>1,315</text:p>
          </table:table-cell>
          <table:table-cell table:formula="of:=[.B8]*2" office:value-type="float" office:value="2.63" calcext:value-type="float">
            <text:p>2,63</text:p>
          </table:table-cell>
          <table:table-cell table:formula="of:=([.C8]-[.$E$5])^2" office:value-type="float" office:value="0.00000144000000000075" calcext:value-type="float">
            <text:p>1,44000000000075E-06</text:p>
          </table:table-cell>
          <table:table-cell table:number-columns-repeated="4"/>
          <table:table-cell table:formula="of:=([.E8]/(2*PI()))^2 *0.026" office:value-type="float" office:value="0" calcext:value-type="float">
            <text:p>0</text:p>
          </table:table-cell>
          <table:table-cell/>
          <table:table-cell office:value-type="string" calcext:value-type="string">
            <text:p>error</text:p>
          </table:table-cell>
          <table:table-cell table:number-columns-repeated="2"/>
          <table:table-cell office:value-type="float" office:value="0.16" calcext:value-type="float">
            <text:p>0,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16" calcext:value-type="float">
            <text:p>1,316</text:p>
          </table:table-cell>
          <table:table-cell table:formula="of:=[.B9]*2" office:value-type="float" office:value="2.632" calcext:value-type="float">
            <text:p>2,632</text:p>
          </table:table-cell>
          <table:table-cell table:formula="of:=([.C9]-[.$E$5])^2" office:value-type="float" office:value="0.000000639999999999859" calcext:value-type="float">
            <text:p>6,39999999999859E-07</text:p>
          </table:table-cell>
          <table:table-cell table:number-columns-repeated="4"/>
          <table:table-cell table:formula="of:=([.E9]/(2*PI()))^2 *0.026" office:value-type="float" office:value="0" calcext:value-type="float">
            <text:p>0</text:p>
          </table:table-cell>
          <table:table-cell/>
          <table:table-cell table:formula="of:=(1/12)*([.G5]/1000)^2  * (0.001) + 2*(1/12)*[.F5]/1000*([.G5]/1000)* (0.001)" office:value-type="float" office:value="0.0000478" calcext:value-type="float">
            <text:p>4,78E-05</text:p>
          </table:table-cell>
          <table:table-cell table:number-columns-repeated="2"/>
          <table:table-cell office:value-type="float" office:value="0.17" calcext:value-type="float">
            <text:p>0,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16" calcext:value-type="float">
            <text:p>1,316</text:p>
          </table:table-cell>
          <table:table-cell table:formula="of:=[.B10]*2" office:value-type="float" office:value="2.632" calcext:value-type="float">
            <text:p>2,632</text:p>
          </table:table-cell>
          <table:table-cell table:formula="of:=([.C10]-[.$E$5])^2" office:value-type="float" office:value="0.000000639999999999859" calcext:value-type="float">
            <text:p>6,39999999999859E-07</text:p>
          </table:table-cell>
          <table:table-cell table:number-columns-repeated="4"/>
          <table:table-cell table:formula="of:=([.E10]/(2*PI()))^2 *0.026" office:value-type="float" office:value="0" calcext:value-type="float">
            <text:p>0</text:p>
          </table:table-cell>
          <table:table-cell table:number-columns-repeated="4"/>
          <table:table-cell office:value-type="float" office:value="0.24" calcext:value-type="float">
            <text:p>0,24</text:p>
          </table:table-cell>
          <table:table-cell table:number-columns-repeated="3"/>
          <table:table-cell office:value-type="string" calcext:value-type="string">
            <text:p>Error distancia</text:p>
          </table:table-cell>
        </table:table-row>
        <table:table-row table:style-name="ro1">
          <table:table-cell table:number-columns-repeated="8"/>
          <table:table-cell table:formula="of:=([.E11]/(2*PI()))^2 *0.026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distancia (m)</text:p>
          </table:table-cell>
          <table:table-cell office:value-type="float" office:value="0.27" calcext:value-type="float">
            <text:p>0,27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/>
          <table:table-cell office:value-type="string" calcext:value-type="string">
            <text:p>disco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diametr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emiperiodo</text:p>
          </table:table-cell>
          <table:table-cell office:value-type="string" calcext:value-type="string">
            <text:p>periodo</text:p>
          </table:table-cell>
          <table:table-cell/>
          <table:table-cell table:formula="of:=([.C14]+[.C15]+[.C16]+[.C17]+[.C18])/5" office:value-type="float" office:value="1.5744" calcext:value-type="float">
            <text:p>1,5744</text:p>
          </table:table-cell>
          <table:table-cell office:value-type="float" office:value="266" calcext:value-type="float">
            <text:p>266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([.E13]/(2*PI()))^2 *0.026" office:value-type="float" office:value="0.00163246460397356" calcext:value-type="float">
            <text:p>0,001632464603974</text:p>
          </table:table-cell>
          <table:table-cell/>
          <table:table-cell office:value-type="float" office:value="0.0014" calcext:value-type="float">
            <text:p>0,0014</text:p>
          </table:table-cell>
          <table:table-cell/>
          <table:table-cell office:value-type="string" calcext:value-type="string">
            <text:p>grados radianes</text:p>
          </table:table-cell>
          <table:table-cell office:value-type="string" calcext:value-type="string">
            <text:p>Error angulo</text:p>
          </table:table-cell>
          <table:table-cell office:value-type="string" calcext:value-type="string">
            <text:p>fuerza N</text:p>
          </table:table-cell>
          <table:table-cell office:value-type="string" calcext:value-type="string">
            <text:p>Error fuerza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Error torque</text:p>
          </table:table-cell>
        </table:table-row>
        <table:table-row table:style-name="ro1">
          <table:table-cell/>
          <table:table-cell office:value-type="float" office:value="0.794" calcext:value-type="float">
            <text:p>0,794</text:p>
          </table:table-cell>
          <table:table-cell table:formula="of:=[.B14]*2" office:value-type="float" office:value="1.588" calcext:value-type="float">
            <text:p>1,588</text:p>
          </table:table-cell>
          <table:table-cell table:formula="of:=([.C14]-[.$E$13])^2" office:value-type="float" office:value="0.000184959999999995" calcext:value-type="float">
            <text:p>0,00018496</text:p>
          </table:table-cell>
          <table:table-cell office:value-type="string" calcext:value-type="string">
            <text:p>error en la media</text:p>
          </table:table-cell>
          <table:table-cell table:number-columns-repeated="5"/>
          <table:table-cell table:formula="of:=0.5*[.F13]/1000 * ([.G13]/2000)^2" office:value-type="float" office:value="0.001494388" calcext:value-type="float">
            <text:p>0,001494388</text:p>
          </table:table-cell>
          <table:table-cell/>
          <table:table-cell office:value-type="float" office:value="1.57" calcext:value-type="float">
            <text:p>1,5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table:formula="of:=[.O14]*[.$Q$11]" office:value-type="float" office:value="0.027" calcext:value-type="float">
            <text:p>0,027</text:p>
          </table:table-cell>
          <table:table-cell table:formula="of:=[.$Q$11]*0.01 + 0.001*[.O14]" office:value-type="float" office:value="0.0028" calcext:value-type="float">
            <text:p>0,0028</text:p>
          </table:table-cell>
        </table:table-row>
        <table:table-row table:style-name="ro1">
          <table:table-cell/>
          <table:table-cell office:value-type="float" office:value="0.794" calcext:value-type="float">
            <text:p>0,794</text:p>
          </table:table-cell>
          <table:table-cell table:formula="of:=[.B15]*2" office:value-type="float" office:value="1.588" calcext:value-type="float">
            <text:p>1,588</text:p>
          </table:table-cell>
          <table:table-cell table:formula="of:=([.C15]-[.$E$13])^2" office:value-type="float" office:value="0.000184959999999995" calcext:value-type="float">
            <text:p>0,00018496</text:p>
          </table:table-cell>
          <table:table-cell table:formula="of:= SQRT( (  [.D14]+[.D15]+[.D16]+[.D17]+[.D18]  )/(5*(5-1)) )" office:value-type="float" office:value="0.00577581163127747" calcext:value-type="float">
            <text:p>0,005775811631277</text:p>
          </table:table-cell>
          <table:table-cell table:number-columns-repeated="3"/>
          <table:table-cell table:formula="of:=([.E13]/(2*PI()))^2 *0.0015 + ((2*[.E13])/(2*PI())^2)*0.026*[.E15]" office:value-type="float" office:value="0.000106158302728328" calcext:value-type="float">
            <text:p>0,000106158302728</text:p>
          </table:table-cell>
          <table:table-cell/>
          <table:table-cell office:value-type="string" calcext:value-type="string">
            <text:p>error</text:p>
          </table:table-cell>
          <table:table-cell/>
          <table:table-cell office:value-type="float" office:value="3.14" calcext:value-type="float">
            <text:p>3,14</text:p>
          </table:table-cell>
          <table:table-cell/>
          <table:table-cell office:value-type="float" office:value="0.24" calcext:value-type="float">
            <text:p>0,24</text:p>
          </table:table-cell>
          <table:table-cell office:value-type="float" office:value="0.01" calcext:value-type="float">
            <text:p>0,01</text:p>
          </table:table-cell>
          <table:table-cell table:formula="of:=[.O15]*[.$Q$11]" office:value-type="float" office:value="0.0648" calcext:value-type="float">
            <text:p>0,0648</text:p>
          </table:table-cell>
          <table:table-cell table:formula="of:=[.$Q$11]*0.01 + 0.001*[.O15]" office:value-type="float" office:value="0.00294" calcext:value-type="float">
            <text:p>0,00294</text:p>
          </table:table-cell>
        </table:table-row>
        <table:table-row table:style-name="ro1">
          <table:table-cell/>
          <table:table-cell office:value-type="float" office:value="0.78" calcext:value-type="float">
            <text:p>0,78</text:p>
          </table:table-cell>
          <table:table-cell table:formula="of:=[.B16]*2" office:value-type="float" office:value="1.56" calcext:value-type="float">
            <text:p>1,56</text:p>
          </table:table-cell>
          <table:table-cell table:formula="of:=([.C16]-[.$E$13])^2" office:value-type="float" office:value="0.000207360000000005" calcext:value-type="float">
            <text:p>0,00020736</text:p>
          </table:table-cell>
          <table:table-cell table:number-columns-repeated="4"/>
          <table:table-cell table:formula="of:=([.E16]/(2*PI()))^2 *0.026" office:value-type="float" office:value="0" calcext:value-type="float">
            <text:p>0</text:p>
          </table:table-cell>
          <table:table-cell/>
          <table:table-cell table:formula="of:=(1/2)*([.G13]/1000)^2  * (0.001) + 2*(1/2)*[.F13]/1000*([.G13]/1000)* (0.001)" office:value-type="float" office:value="0.000078864" calcext:value-type="float">
            <text:p>7,8864E-05</text:p>
          </table:table-cell>
          <table:table-cell/>
          <table:table-cell office:value-type="float" office:value="4.71" calcext:value-type="float">
            <text:p>4,71</text:p>
          </table:table-cell>
          <table:table-cell/>
          <table:table-cell office:value-type="float" office:value="0.42" calcext:value-type="float">
            <text:p>0,42</text:p>
          </table:table-cell>
          <table:table-cell office:value-type="float" office:value="0.01" calcext:value-type="float">
            <text:p>0,01</text:p>
          </table:table-cell>
          <table:table-cell table:formula="of:=[.O16]*[.$Q$11]" office:value-type="float" office:value="0.1134" calcext:value-type="float">
            <text:p>0,1134</text:p>
          </table:table-cell>
          <table:table-cell table:formula="of:=[.$Q$11]*0.01 + 0.001*[.O16]" office:value-type="float" office:value="0.00312" calcext:value-type="float">
            <text:p>0,00312</text:p>
          </table:table-cell>
        </table:table-row>
        <table:table-row table:style-name="ro1">
          <table:table-cell/>
          <table:table-cell office:value-type="float" office:value="0.785" calcext:value-type="float">
            <text:p>0,785</text:p>
          </table:table-cell>
          <table:table-cell table:formula="of:=[.B17]*2" office:value-type="float" office:value="1.57" calcext:value-type="float">
            <text:p>1,57</text:p>
          </table:table-cell>
          <table:table-cell table:formula="of:=([.C17]-[.$E$13])^2" office:value-type="float" office:value="0.0000193600000000016" calcext:value-type="float">
            <text:p>1,93600000000016E-05</text:p>
          </table:table-cell>
          <table:table-cell table:number-columns-repeated="4"/>
          <table:table-cell table:formula="of:=([.E17]/(2*PI()))^2 *0.026" office:value-type="float" office:value="0" calcext:value-type="float">
            <text:p>0</text:p>
          </table:table-cell>
          <table:table-cell table:number-columns-repeated="3"/>
          <table:table-cell office:value-type="float" office:value="6.28" calcext:value-type="float">
            <text:p>6,28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table:formula="of:=[.O17]*[.$Q$11]" office:value-type="float" office:value="0.162" calcext:value-type="float">
            <text:p>0,162</text:p>
          </table:table-cell>
          <table:table-cell table:formula="of:=[.$Q$11]*0.01 + 0.001*[.O17]" office:value-type="float" office:value="0.0033" calcext:value-type="float">
            <text:p>0,0033</text:p>
          </table:table-cell>
        </table:table-row>
        <table:table-row table:style-name="ro1">
          <table:table-cell/>
          <table:table-cell office:value-type="float" office:value="0.783" calcext:value-type="float">
            <text:p>0,783</text:p>
          </table:table-cell>
          <table:table-cell table:formula="of:=[.B18]*2" office:value-type="float" office:value="1.566" calcext:value-type="float">
            <text:p>1,566</text:p>
          </table:table-cell>
          <table:table-cell table:formula="of:=([.C18]-[.$E$13])^2" office:value-type="float" office:value="0.0000705600000000031" calcext:value-type="float">
            <text:p>7,05600000000031E-05</text:p>
          </table:table-cell>
          <table:table-cell table:number-columns-repeated="4"/>
          <table:table-cell table:formula="of:=([.E18]/(2*PI()))^2 *0.026" office:value-type="float" office:value="0" calcext:value-type="float">
            <text:p>0</text:p>
          </table:table-cell>
          <table:table-cell table:number-columns-repeated="3"/>
          <table:table-cell office:value-type="float" office:value="7.85" calcext:value-type="float">
            <text:p>7,85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float" office:value="0.01" calcext:value-type="float">
            <text:p>0,01</text:p>
          </table:table-cell>
          <table:table-cell table:formula="of:=[.O18]*[.$Q$11]" office:value-type="float" office:value="0.1755" calcext:value-type="float">
            <text:p>0,1755</text:p>
          </table:table-cell>
          <table:table-cell table:formula="of:=[.$Q$11]*0.01 + 0.001*[.O18]" office:value-type="float" office:value="0.00335" calcext:value-type="float">
            <text:p>0,00335</text:p>
          </table:table-cell>
        </table:table-row>
        <table:table-row table:style-name="ro1">
          <table:table-cell table:number-columns-repeated="8"/>
          <table:table-cell table:formula="of:=([.E19]/(2*PI()))^2 *0.026" office:value-type="float" office:value="0" calcext:value-type="float">
            <text:p>0</text:p>
          </table:table-cell>
          <table:table-cell table:number-columns-repeated="3"/>
          <table:table-cell office:value-type="float" office:value="9.42" calcext:value-type="float">
            <text:p>9,42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0.01" calcext:value-type="float">
            <text:p>0,01</text:p>
          </table:table-cell>
          <table:table-cell table:formula="of:=[.O19]*[.$Q$11]" office:value-type="float" office:value="0.243" calcext:value-type="float">
            <text:p>0,243</text:p>
          </table:table-cell>
          <table:table-cell table:formula="of:=[.$Q$11]*0.01 + 0.001*[.O19]" office:value-type="float" office:value="0.0036" calcext:value-type="float">
            <text:p>0,0036</text:p>
          </table:table-cell>
        </table:table-row>
        <table:table-row table:style-name="ro1">
          <table:table-cell table:number-columns-repeated="8"/>
          <table:table-cell table:formula="of:=([.E20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([.E21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sfera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diametr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emiperiodo</text:p>
          </table:table-cell>
          <table:table-cell office:value-type="string" calcext:value-type="string">
            <text:p>periodo</text:p>
          </table:table-cell>
          <table:table-cell/>
          <table:table-cell table:formula="of:=([.C24]+[.C25]+[.C26]+[.C27]+[.C28])/5" office:value-type="float" office:value="1.5928" calcext:value-type="float">
            <text:p>1,5928</text:p>
          </table:table-cell>
          <table:table-cell office:value-type="float" office:value="881" calcext:value-type="float">
            <text:p>881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([.E23]/(2*PI()))^2 *0.026" office:value-type="float" office:value="0.00167084477653226" calcext:value-type="float">
            <text:p>0,001670844776532</text:p>
          </table:table-cell>
          <table:table-cell/>
          <table:table-cell office:value-type="float" office:value="0.0015" calcext:value-type="float">
            <text:p>0,00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795" calcext:value-type="float">
            <text:p>0,795</text:p>
          </table:table-cell>
          <table:table-cell table:formula="of:=[.B24]*2" office:value-type="float" office:value="1.59" calcext:value-type="float">
            <text:p>1,59</text:p>
          </table:table-cell>
          <table:table-cell table:formula="of:=([.C24]-[.$E$23])^2" office:value-type="float" office:value="0.00000783999999999952" calcext:value-type="float">
            <text:p>7,83999999999952E-06</text:p>
          </table:table-cell>
          <table:table-cell office:value-type="string" calcext:value-type="string">
            <text:p>error en la media</text:p>
          </table:table-cell>
          <table:table-cell table:number-columns-repeated="5"/>
          <table:table-cell table:formula="of:=(2/5)*[.F23]/1000 * ([.G23]/2000)^2" office:value-type="float" office:value="0.0015584009" calcext:value-type="float">
            <text:p>0,00155840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793" calcext:value-type="float">
            <text:p>0,793</text:p>
          </table:table-cell>
          <table:table-cell table:formula="of:=[.B25]*2" office:value-type="float" office:value="1.586" calcext:value-type="float">
            <text:p>1,586</text:p>
          </table:table-cell>
          <table:table-cell table:formula="of:=([.C25]-[.$E$23])^2" office:value-type="float" office:value="0.0000462399999999989" calcext:value-type="float">
            <text:p>4,62399999999989E-05</text:p>
          </table:table-cell>
          <table:table-cell table:formula="of:= SQRT( (  [.D24]+[.D25]+[.D26]+[.D27]+[.D28]  )/(5*(5-1)) )" office:value-type="float" office:value="0.00407921561087423" calcext:value-type="float">
            <text:p>0,004079215610874</text:p>
          </table:table-cell>
          <table:table-cell table:number-columns-repeated="3"/>
          <table:table-cell table:formula="of:=([.E23]/(2*PI()))^2 *0.0015 + ((2*[.E23])/(2*PI())^2)*0.026*[.E25]" office:value-type="float" office:value="0.00010495307289223" calcext:value-type="float">
            <text:p>0,000104953072892</text:p>
          </table:table-cell>
          <table:table-cell/>
          <table:table-cell office:value-type="string" calcext:value-type="string">
            <text:p>error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792" calcext:value-type="float">
            <text:p>0,792</text:p>
          </table:table-cell>
          <table:table-cell table:formula="of:=[.B26]*2" office:value-type="float" office:value="1.584" calcext:value-type="float">
            <text:p>1,584</text:p>
          </table:table-cell>
          <table:table-cell table:formula="of:=([.C26]-[.$E$23])^2" office:value-type="float" office:value="0.0000774399999999986" calcext:value-type="float">
            <text:p>7,74399999999986E-05</text:p>
          </table:table-cell>
          <table:table-cell table:number-columns-repeated="4"/>
          <table:table-cell table:formula="of:=([.E26]/(2*PI()))^2 *0.026" office:value-type="float" office:value="0" calcext:value-type="float">
            <text:p>0</text:p>
          </table:table-cell>
          <table:table-cell/>
          <table:table-cell table:formula="of:=(2/5)*([.G23]/1000)^2  * (0.001) + 2*(2/5)*[.F23]/1000*([.G23]/1000)* (0.001)" office:value-type="float" office:value="0.000100814" calcext:value-type="float">
            <text:p>0,0001008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799" calcext:value-type="float">
            <text:p>0,799</text:p>
          </table:table-cell>
          <table:table-cell table:formula="of:=[.B27]*2" office:value-type="float" office:value="1.598" calcext:value-type="float">
            <text:p>1,598</text:p>
          </table:table-cell>
          <table:table-cell table:formula="of:=([.C27]-[.$E$23])^2" office:value-type="float" office:value="0.000027040000000001" calcext:value-type="float">
            <text:p>2,7040000000001E-05</text:p>
          </table:table-cell>
          <table:table-cell table:number-columns-repeated="4"/>
          <table:table-cell table:formula="of:=([.E27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803" calcext:value-type="float">
            <text:p>0,803</text:p>
          </table:table-cell>
          <table:table-cell table:formula="of:=[.B28]*2" office:value-type="float" office:value="1.606" calcext:value-type="float">
            <text:p>1,606</text:p>
          </table:table-cell>
          <table:table-cell table:formula="of:=([.C28]-[.$E$23])^2" office:value-type="float" office:value="0.000174240000000003" calcext:value-type="float">
            <text:p>0,00017424</text:p>
          </table:table-cell>
          <table:table-cell table:number-columns-repeated="4"/>
          <table:table-cell table:formula="of:=([.E28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([.E29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([.E30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ilindro macizo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diametro</text:p>
          </table:table-cell>
          <table:table-cell office:value-type="string" calcext:value-type="string">
            <text:p>altur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miperiodo</text:p>
          </table:table-cell>
          <table:table-cell office:value-type="string" calcext:value-type="string">
            <text:p>periodo</text:p>
          </table:table-cell>
          <table:table-cell/>
          <table:table-cell table:formula="of:=([.C33]+[.C34]+[.C35]+[.C36]+[.C37])/5" office:value-type="float" office:value="0.9088" calcext:value-type="float">
            <text:p>0,9088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E32]/(2*PI()))^2 *0.026" office:value-type="float" office:value="0.000543939061975722" calcext:value-type="float">
            <text:p>0,000543939061976</text:p>
          </table:table-cell>
          <table:table-cell/>
          <table:table-cell office:value-type="float" office:value="0.00046" calcext:value-type="float">
            <text:p>0,000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54" calcext:value-type="float">
            <text:p>0,454</text:p>
          </table:table-cell>
          <table:table-cell table:formula="of:=[.B33]*2" office:value-type="float" office:value="0.908" calcext:value-type="float">
            <text:p>0,908</text:p>
          </table:table-cell>
          <table:table-cell table:formula="of:=([.C33]-[.$E$32])^2" office:value-type="float" office:value="0.000000639999999999859" calcext:value-type="float">
            <text:p>6,39999999999859E-07</text:p>
          </table:table-cell>
          <table:table-cell office:value-type="string" calcext:value-type="string">
            <text:p>error en la media</text:p>
          </table:table-cell>
          <table:table-cell/>
          <table:table-cell office:value-type="string" calcext:value-type="string">
            <text:p>interior</text:p>
          </table:table-cell>
          <table:table-cell table:number-columns-repeated="3"/>
          <table:table-cell table:formula="of:=0.5*[.F32]/1000 * ([.G32]/2000)^2" office:value-type="float" office:value="0.00046125" calcext:value-type="float">
            <text:p>0,00046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54" calcext:value-type="float">
            <text:p>0,454</text:p>
          </table:table-cell>
          <table:table-cell table:formula="of:=[.B34]*2" office:value-type="float" office:value="0.908" calcext:value-type="float">
            <text:p>0,908</text:p>
          </table:table-cell>
          <table:table-cell table:formula="of:=([.C34]-[.$E$32])^2" office:value-type="float" office:value="0.000000639999999999859" calcext:value-type="float">
            <text:p>6,39999999999859E-07</text:p>
          </table:table-cell>
          <table:table-cell table:formula="of:= SQRT( (  [.D33]+[.D34]+[.D35]+[.D36]+[.D37]  )/(5*(5-1)) )" office:value-type="float" office:value="0.000489897948556636" calcext:value-type="float">
            <text:p>0,000489897948557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table:formula="of:=([.E32]/(2*PI()))^2 *0.0015 + ((2*[.E32])/(2*PI())^2)*0.026*[.E34]" office:value-type="float" office:value="0.0000319675315748829" calcext:value-type="float">
            <text:p>3,19675315748829E-05</text:p>
          </table:table-cell>
          <table:table-cell/>
          <table:table-cell office:value-type="string" calcext:value-type="string">
            <text:p>error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55" calcext:value-type="float">
            <text:p>0,455</text:p>
          </table:table-cell>
          <table:table-cell table:formula="of:=[.B35]*2" office:value-type="float" office:value="0.91" calcext:value-type="float">
            <text:p>0,91</text:p>
          </table:table-cell>
          <table:table-cell table:formula="of:=([.C35]-[.$E$32])^2" office:value-type="float" office:value="0.00000144000000000022" calcext:value-type="float">
            <text:p>1,44000000000022E-06</text:p>
          </table:table-cell>
          <table:table-cell table:formula="of:=STDEV([.C33:.C37])/SQRT(5)" office:value-type="float" office:value="0.000489897948556636" calcext:value-type="float">
            <text:p>0,000489897948557</text:p>
          </table:table-cell>
          <table:table-cell table:number-columns-repeated="3"/>
          <table:table-cell table:formula="of:=([.E35]/(2*PI()))^2 *0.026" office:value-type="float" office:value="0.000000000158061046482047" calcext:value-type="float">
            <text:p>1,58061046482047E-10</text:p>
          </table:table-cell>
          <table:table-cell/>
          <table:table-cell table:formula="of:=(1/2)*([.G32]/1000)^2  * (0.001) + 2*(1/2)*[.F32]/1000*([.G32]/1000)* (0.001)" office:value-type="float" office:value="0.0000419" calcext:value-type="float">
            <text:p>4,19E-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54" calcext:value-type="float">
            <text:p>0,454</text:p>
          </table:table-cell>
          <table:table-cell table:formula="of:=[.B36]*2" office:value-type="float" office:value="0.908" calcext:value-type="float">
            <text:p>0,908</text:p>
          </table:table-cell>
          <table:table-cell table:formula="of:=([.C36]-[.$E$32])^2" office:value-type="float" office:value="0.000000639999999999859" calcext:value-type="float">
            <text:p>6,39999999999859E-07</text:p>
          </table:table-cell>
          <table:table-cell table:number-columns-repeated="4"/>
          <table:table-cell table:formula="of:=([.E36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55" calcext:value-type="float">
            <text:p>0,455</text:p>
          </table:table-cell>
          <table:table-cell table:formula="of:=[.B37]*2" office:value-type="float" office:value="0.91" calcext:value-type="float">
            <text:p>0,91</text:p>
          </table:table-cell>
          <table:table-cell table:formula="of:=([.C37]-[.$E$32])^2" office:value-type="float" office:value="0.00000144000000000022" calcext:value-type="float">
            <text:p>1,44000000000022E-06</text:p>
          </table:table-cell>
          <table:table-cell table:number-columns-repeated="4"/>
          <table:table-cell table:formula="of:=([.E37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([.E38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([.E39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ilindro hueco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diametro</text:p>
          </table:table-cell>
          <table:table-cell office:value-type="string" calcext:value-type="string">
            <text:p>altur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miperiodo</text:p>
          </table:table-cell>
          <table:table-cell office:value-type="string" calcext:value-type="string">
            <text:p>periodo</text:p>
          </table:table-cell>
          <table:table-cell/>
          <table:table-cell table:formula="of:=([.C42]+[.C43]+[.C44]+[.C45]+[.C46])/5" office:value-type="float" office:value="1.1464" calcext:value-type="float">
            <text:p>1,1464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E41]/(2*PI()))^2 *0.026" office:value-type="float" office:value="0.000865537654078326" calcext:value-type="float">
            <text:p>0,000865537654078</text:p>
          </table:table-cell>
          <table:table-cell/>
          <table:table-cell office:value-type="float" office:value="0.000821" calcext:value-type="float">
            <text:p>0,0008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73" calcext:value-type="float">
            <text:p>0,573</text:p>
          </table:table-cell>
          <table:table-cell table:formula="of:=[.B42]*2" office:value-type="float" office:value="1.146" calcext:value-type="float">
            <text:p>1,146</text:p>
          </table:table-cell>
          <table:table-cell table:formula="of:=([.C42]-[.$E$41])^2" office:value-type="float" office:value="0.000000159999999999965" calcext:value-type="float">
            <text:p>1,59999999999965E-07</text:p>
          </table:table-cell>
          <table:table-cell office:value-type="string" calcext:value-type="string">
            <text:p>error en la media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3"/>
          <table:table-cell table:formula="of:=0.5*[.F41]/1000 * (([.G41]/2000)^2 + ( [.G42]/2000 )^2)" office:value-type="float" office:value="0.0008637005" calcext:value-type="float">
            <text:p>0,00086370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73" calcext:value-type="float">
            <text:p>0,573</text:p>
          </table:table-cell>
          <table:table-cell table:formula="of:=[.B43]*2" office:value-type="float" office:value="1.146" calcext:value-type="float">
            <text:p>1,146</text:p>
          </table:table-cell>
          <table:table-cell table:formula="of:=([.C43]-[.$E$41])^2" office:value-type="float" office:value="0.000000159999999999965" calcext:value-type="float">
            <text:p>1,59999999999965E-07</text:p>
          </table:table-cell>
          <table:table-cell table:formula="of:= SQRT( (  [.D42]+[.D43]+[.D44]+[.D45]+[.D46]  )/(5*(5-1)) )" office:value-type="float" office:value="0.0004" calcext:value-type="float">
            <text:p>0,0004</text:p>
          </table:table-cell>
          <table:table-cell table:number-columns-repeated="3"/>
          <table:table-cell table:formula="of:=([.E41]/(2*PI()))^2 *0.0015 + ((2*[.E41])/(2*PI())^2)*0.026*[.E43]" office:value-type="float" office:value="0.0000505388686039883" calcext:value-type="float">
            <text:p>5,05388686039883E-05</text:p>
          </table:table-cell>
          <table:table-cell/>
          <table:table-cell office:value-type="string" calcext:value-type="string">
            <text:p>error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73" calcext:value-type="float">
            <text:p>0,573</text:p>
          </table:table-cell>
          <table:table-cell table:formula="of:=[.B44]*2" office:value-type="float" office:value="1.146" calcext:value-type="float">
            <text:p>1,146</text:p>
          </table:table-cell>
          <table:table-cell table:formula="of:=([.C44]-[.$E$41])^2" office:value-type="float" office:value="0.000000159999999999965" calcext:value-type="float">
            <text:p>1,59999999999965E-07</text:p>
          </table:table-cell>
          <table:table-cell table:formula="of:=STDEV([.C42:.C46])/SQRT(5)" office:value-type="float" office:value="0.0004" calcext:value-type="float">
            <text:p>0,0004</text:p>
          </table:table-cell>
          <table:table-cell table:number-columns-repeated="3"/>
          <table:table-cell table:formula="of:=([.E44]/(2*PI()))^2 *0.026" office:value-type="float" office:value="0.000000000105374030988031" calcext:value-type="float">
            <text:p>1,05374030988031E-10</text:p>
          </table:table-cell>
          <table:table-cell/>
          <table:table-cell table:formula="of:=(1/2)* (([.G41]/2000)^2 + ( [.G42]/2000 )^2) * (0.001) + 2*(1/2)*[.F41]/1000*([.G41]/1000)* (0.001) + 2*(1/2)*[.F41]/1000*([.G42]/1000)* (0.001)" office:value-type="float" office:value="0.000072558125" calcext:value-type="float">
            <text:p>7,2558125E-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74" calcext:value-type="float">
            <text:p>0,574</text:p>
          </table:table-cell>
          <table:table-cell table:formula="of:=[.B45]*2" office:value-type="float" office:value="1.148" calcext:value-type="float">
            <text:p>1,148</text:p>
          </table:table-cell>
          <table:table-cell table:formula="of:=([.C45]-[.$E$41])^2" office:value-type="float" office:value="0.00000256000000000015" calcext:value-type="float">
            <text:p>2,56000000000015E-0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573" calcext:value-type="float">
            <text:p>0,573</text:p>
          </table:table-cell>
          <table:table-cell table:formula="of:=[.B46]*2" office:value-type="float" office:value="1.146" calcext:value-type="float">
            <text:p>1,146</text:p>
          </table:table-cell>
          <table:table-cell table:formula="of:=([.C46]-[.$E$41])^2" office:value-type="float" office:value="0.000000159999999999965" calcext:value-type="float">
            <text:p>1,59999999999965E-07</text:p>
          </table:table-cell>
          <table:table-cell table:number-columns-repeated="4"/>
          <table:table-cell table:formula="of:=([.E46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([.E47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([.E48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([.E49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stas son las de las masas estas ahi según la distancia</text:p>
          </table:table-cell>
          <table:table-cell table:number-columns-repeated="6"/>
          <table:table-cell table:formula="of:=([.E50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([.E51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istancia cm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table-cell office:value-type="string" calcext:value-type="string">
            <text:p>Inercia total</text:p>
          </table:table-cell>
          <table:table-cell office:value-type="string" calcext:value-type="string">
            <text:p>Inercia masa</text:p>
          </table:table-cell>
          <table:table-cell office:value-type="string" calcext:value-type="string">
            <text:p>teorica</text:p>
          </table:table-cell>
          <table:table-cell office:value-type="string" calcext:value-type="string">
            <text:p>multiplicar por dos estas de aquí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iperiodo</text:p>
          </table:table-cell>
          <table:table-cell office:value-type="string" calcext:value-type="string">
            <text:p>periodo</text:p>
          </table:table-cell>
          <table:table-cell/>
          <table:table-cell table:formula="of:=([.C54]+[.C55]+[.C56]+[.C57]+[.C58])/5" office:value-type="float" office:value="7.7704" calcext:value-type="float">
            <text:p>7,7704</text:p>
          </table:table-cell>
          <table:table-cell table:number-columns-repeated="3"/>
          <table:table-cell table:formula="of:=([.E53]/(2*PI()))^2 *0.026" office:value-type="float" office:value="0.0397649428579611" calcext:value-type="float">
            <text:p>0,039764942857961</text:p>
          </table:table-cell>
          <table:table-cell table:formula="of:=([.I53]-0.0039)/2" office:value-type="float" office:value="0.0179324714289806" calcext:value-type="float">
            <text:p>0,017932471428981</text:p>
          </table:table-cell>
          <table:table-cell office:value-type="float" office:value="0.016" calcext:value-type="float">
            <text:p>0,0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.888" calcext:value-type="float">
            <text:p>3,888</text:p>
          </table:table-cell>
          <table:table-cell table:formula="of:=[.B54]*2" office:value-type="float" office:value="7.776" calcext:value-type="float">
            <text:p>7,776</text:p>
          </table:table-cell>
          <table:table-cell/>
          <table:table-cell table:formula="of:=STDEV([.C54:.C58])/SQRT(5)" office:value-type="float" office:value="0.00159999999999998" calcext:value-type="float">
            <text:p>0,0016</text:p>
          </table:table-cell>
          <table:table-cell table:number-columns-repeated="3"/>
          <table:table-cell table:formula="of:=([.E53]/(2*PI()))^2 *0.001 + 2*([.E53]/(2*PI())^2) *0.026 * [.E54]" office:value-type="float" office:value="0.00154579684656014" calcext:value-type="float">
            <text:p>0,001545796846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.885" calcext:value-type="float">
            <text:p>3,885</text:p>
          </table:table-cell>
          <table:table-cell table:formula="of:=[.B55]*2" office:value-type="float" office:value="7.77" calcext:value-type="float">
            <text:p>7,77</text:p>
          </table:table-cell>
          <table:table-cell table:number-columns-repeated="5"/>
          <table:table-cell table:formula="of:=([.E55]/(2*PI()))^2 *0.00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3.885" calcext:value-type="float">
            <text:p>3,885</text:p>
          </table:table-cell>
          <table:table-cell table:formula="of:=[.B56]*2" office:value-type="float" office:value="7.77" calcext:value-type="float">
            <text:p>7,77</text:p>
          </table:table-cell>
          <table:table-cell table:number-columns-repeated="5"/>
          <table:table-cell table:formula="of:=([.E56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3.883" calcext:value-type="float">
            <text:p>3,883</text:p>
          </table:table-cell>
          <table:table-cell table:formula="of:=[.B57]*2" office:value-type="float" office:value="7.766" calcext:value-type="float">
            <text:p>7,766</text:p>
          </table:table-cell>
          <table:table-cell table:number-columns-repeated="5"/>
          <table:table-cell table:formula="of:=([.E57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3.885" calcext:value-type="float">
            <text:p>3,885</text:p>
          </table:table-cell>
          <table:table-cell table:formula="of:=[.B58]*2" office:value-type="float" office:value="7.77" calcext:value-type="float">
            <text:p>7,77</text:p>
          </table:table-cell>
          <table:table-cell table:number-columns-repeated="2"/>
          <table:table-cell office:value-type="string" calcext:value-type="string">
            <text:p>Distancia</text:p>
          </table:table-cell>
          <table:table-cell office:value-type="string" calcext:value-type="string">
            <text:p>$I_{total}$</text:p>
          </table:table-cell>
          <table:table-cell office:value-type="string" calcext:value-type="string">
            <text:p>$I_{masa}$</text:p>
          </table:table-cell>
          <table:table-cell table:formula="of:=([.E58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0004" calcext:value-type="float">
            <text:p>0,0004</text:p>
          </table:table-cell>
          <table:table-cell table:formula="of:=([.E59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0.0108" calcext:value-type="float">
            <text:p>0,0108</text:p>
          </table:table-cell>
          <table:table-cell office:value-type="float" office:value="0.0034" calcext:value-type="float">
            <text:p>0,0034</text:p>
          </table:table-cell>
          <table:table-cell table:formula="of:=([.E60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istancia c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edia</text:p>
          </table:table-cell>
          <table:table-cell office:value-type="float" office:value="15" calcext:value-type="float">
            <text:p>15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053" calcext:value-type="float">
            <text:p>0,0053</text:p>
          </table:table-cell>
          <table:table-cell table:formula="of:=([.E61]/(2*PI()))^2 *0.026" office:value-type="string" office:string-value="" calcext:value-type="error">
            <text:p>#¡VALOR!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emiperiodo</text:p>
          </table:table-cell>
          <table:table-cell office:value-type="string" calcext:value-type="string">
            <text:p>periodo</text:p>
          </table:table-cell>
          <table:table-cell/>
          <table:table-cell table:formula="of:=([.C63]+[.C64]+[.C65]+[.C66]+[.C67])/5" office:value-type="float" office:value="2.6744" calcext:value-type="float">
            <text:p>2,6744</text:p>
          </table:table-cell>
          <table:table-cell office:value-type="float" office:value="20" calcext:value-type="float">
            <text:p>20</text:p>
          </table:table-cell>
          <table:table-cell office:value-type="float" office:value="0.0223" calcext:value-type="float">
            <text:p>0,0223</text:p>
          </table:table-cell>
          <table:table-cell office:value-type="float" office:value="0.0092" calcext:value-type="float">
            <text:p>0,0092</text:p>
          </table:table-cell>
          <table:table-cell table:formula="of:=([.E62]/(2*PI()))^2 *0.026" office:value-type="float" office:value="0.00471049273614944" calcext:value-type="float">
            <text:p>0,004710492736149</text:p>
          </table:table-cell>
          <table:table-cell table:formula="of:=([.I62]-0.0039)/2" office:value-type="float" office:value="0.000405246368074722" calcext:value-type="float">
            <text:p>0,000405246368075</text:p>
          </table:table-cell>
          <table:table-cell office:value-type="float" office:value="0.00084" calcext:value-type="float">
            <text:p>0,000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37" calcext:value-type="float">
            <text:p>1,337</text:p>
          </table:table-cell>
          <table:table-cell table:formula="of:=[.B63]*2" office:value-type="float" office:value="2.674" calcext:value-type="float">
            <text:p>2,674</text:p>
          </table:table-cell>
          <table:table-cell/>
          <table:table-cell table:formula="of:=AVERAGE([.C63:.C67])" office:value-type="float" office:value="2.6744" calcext:value-type="float">
            <text:p>2,6744</text:p>
          </table:table-cell>
          <table:table-cell office:value-type="float" office:value="28" calcext:value-type="float">
            <text:p>28</text:p>
          </table:table-cell>
          <table:table-cell office:value-type="float" office:value="0.0398" calcext:value-type="float">
            <text:p>0,0398</text:p>
          </table:table-cell>
          <table:table-cell office:value-type="float" office:value="0.0179" calcext:value-type="float">
            <text:p>0,0179</text:p>
          </table:table-cell>
          <table:table-cell table:formula="of:=([.E63]/(2*PI()))^2 *0.026" office:value-type="float" office:value="0.00471049273614944" calcext:value-type="float">
            <text:p>0,0047104927361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337" calcext:value-type="float">
            <text:p>1,337</text:p>
          </table:table-cell>
          <table:table-cell table:formula="of:=[.B64]*2" office:value-type="float" office:value="2.674" calcext:value-type="float">
            <text:p>2,674</text:p>
          </table:table-cell>
          <table:table-cell/>
          <table:table-cell table:formula="of:=STDEV([.C63:.C67])/SQRT(5)" office:value-type="float" office:value="0.000400000000000045" calcext:value-type="float">
            <text:p>0,0004</text:p>
          </table:table-cell>
          <table:table-cell table:number-columns-repeated="3"/>
          <table:table-cell table:formula="of:=([.E63]/(2*PI()))^2 *0.001 + 2*([.E63]/(2*PI())^2) *0.026 * [.E64]" office:value-type="float" office:value="0.000182581859086581" calcext:value-type="float">
            <text:p>0,0001825818590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337" calcext:value-type="float">
            <text:p>1,337</text:p>
          </table:table-cell>
          <table:table-cell table:formula="of:=[.B65]*2" office:value-type="float" office:value="2.674" calcext:value-type="float">
            <text:p>2,674</text:p>
          </table:table-cell>
          <table:table-cell table:number-columns-repeated="5"/>
          <table:table-cell table:formula="of:=([.E65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338" calcext:value-type="float">
            <text:p>1,338</text:p>
          </table:table-cell>
          <table:table-cell table:formula="of:=[.B66]*2" office:value-type="float" office:value="2.676" calcext:value-type="float">
            <text:p>2,676</text:p>
          </table:table-cell>
          <table:table-cell table:number-columns-repeated="5"/>
          <table:table-cell table:formula="of:=([.E66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337" calcext:value-type="float">
            <text:p>1,337</text:p>
          </table:table-cell>
          <table:table-cell table:formula="of:=[.B67]*2" office:value-type="float" office:value="2.674" calcext:value-type="float">
            <text:p>2,674</text:p>
          </table:table-cell>
          <table:table-cell table:number-columns-repeated="5"/>
          <table:table-cell table:formula="of:=([.E67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([.E68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istancia cm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table-cell table:formula="of:=([.E69]/(2*PI()))^2 *0.026" office:value-type="string" office:string-value="" calcext:value-type="error">
            <text:p>#¡VALOR!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emiperiodo</text:p>
          </table:table-cell>
          <table:table-cell office:value-type="string" calcext:value-type="string">
            <text:p>periodo</text:p>
          </table:table-cell>
          <table:table-cell/>
          <table:table-cell table:formula="of:=([.C71]+[.C72]+[.C73]+[.C74]+[.C75])/5" office:value-type="float" office:value="4.0456" calcext:value-type="float">
            <text:p>4,0456</text:p>
          </table:table-cell>
          <table:table-cell table:number-columns-repeated="3"/>
          <table:table-cell table:formula="of:=([.E70]/(2*PI()))^2 *0.026" office:value-type="float" office:value="0.0107790253303626" calcext:value-type="float">
            <text:p>0,010779025330363</text:p>
          </table:table-cell>
          <table:table-cell table:formula="of:=([.I70]-0.0039)/2" office:value-type="float" office:value="0.00343951266518128" calcext:value-type="float">
            <text:p>0,003439512665181</text:p>
          </table:table-cell>
          <table:table-cell office:value-type="float" office:value="0.003" calcext:value-type="float">
            <text:p>0,0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023" calcext:value-type="float">
            <text:p>2,023</text:p>
          </table:table-cell>
          <table:table-cell table:formula="of:=[.B71]*2" office:value-type="float" office:value="4.046" calcext:value-type="float">
            <text:p>4,046</text:p>
          </table:table-cell>
          <table:table-cell/>
          <table:table-cell table:formula="of:=STDEV([.C71:.C75])/SQRT(5)" office:value-type="float" office:value="0.000400000000000134" calcext:value-type="float">
            <text:p>0,0004</text:p>
          </table:table-cell>
          <table:table-cell table:number-columns-repeated="3"/>
          <table:table-cell table:formula="of:=([.E70]/(2*PI()))^2 *0.001 + 2*([.E70]/(2*PI())^2) *0.026 * [.E71]" office:value-type="float" office:value="0.000416709403220463" calcext:value-type="float">
            <text:p>0,000416709403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022" calcext:value-type="float">
            <text:p>2,022</text:p>
          </table:table-cell>
          <table:table-cell table:formula="of:=[.B72]*2" office:value-type="float" office:value="4.044" calcext:value-type="float">
            <text:p>4,044</text:p>
          </table:table-cell>
          <table:table-cell table:number-columns-repeated="5"/>
          <table:table-cell table:formula="of:=([.E72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023" calcext:value-type="float">
            <text:p>2,023</text:p>
          </table:table-cell>
          <table:table-cell table:formula="of:=[.B73]*2" office:value-type="float" office:value="4.046" calcext:value-type="float">
            <text:p>4,046</text:p>
          </table:table-cell>
          <table:table-cell table:number-columns-repeated="5"/>
          <table:table-cell table:formula="of:=([.E73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023" calcext:value-type="float">
            <text:p>2,023</text:p>
          </table:table-cell>
          <table:table-cell table:formula="of:=[.B74]*2" office:value-type="float" office:value="4.046" calcext:value-type="float">
            <text:p>4,046</text:p>
          </table:table-cell>
          <table:table-cell table:number-columns-repeated="5"/>
          <table:table-cell table:formula="of:=([.E74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023" calcext:value-type="float">
            <text:p>2,023</text:p>
          </table:table-cell>
          <table:table-cell table:formula="of:=[.B75]*2" office:value-type="float" office:value="4.046" calcext:value-type="float">
            <text:p>4,046</text:p>
          </table:table-cell>
          <table:table-cell table:number-columns-repeated="5"/>
          <table:table-cell table:formula="of:=([.E75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([.E76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istancia cm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table-cell table:formula="of:=([.E77]/(2*PI()))^2 *0.026" office:value-type="string" office:string-value="" calcext:value-type="error">
            <text:p>#¡VALOR!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emiperiodo</text:p>
          </table:table-cell>
          <table:table-cell office:value-type="string" calcext:value-type="string">
            <text:p>periodo</text:p>
          </table:table-cell>
          <table:table-cell/>
          <table:table-cell table:formula="of:=([.C79]+[.C80]+[.C81]+[.C82]+[.C83])/5" office:value-type="float" office:value="4.6848" calcext:value-type="float">
            <text:p>4,6848</text:p>
          </table:table-cell>
          <table:table-cell table:number-columns-repeated="3"/>
          <table:table-cell table:formula="of:=([.E78]/(2*PI()))^2 *0.026" office:value-type="float" office:value="0.0144542553037135" calcext:value-type="float">
            <text:p>0,014454255303714</text:p>
          </table:table-cell>
          <table:table-cell table:formula="of:=([.I78]-0.0039)/2" office:value-type="float" office:value="0.00527712765185675" calcext:value-type="float">
            <text:p>0,005277127651857</text:p>
          </table:table-cell>
          <table:table-cell office:value-type="float" office:value="0.0047" calcext:value-type="float">
            <text:p>0,00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343" calcext:value-type="float">
            <text:p>2,343</text:p>
          </table:table-cell>
          <table:table-cell table:formula="of:=[.B79]*2" office:value-type="float" office:value="4.686" calcext:value-type="float">
            <text:p>4,686</text:p>
          </table:table-cell>
          <table:table-cell/>
          <table:table-cell table:formula="of:=STDEV([.C79:.C83])/SQRT(5)" office:value-type="float" office:value="0.00101980390271844" calcext:value-type="float">
            <text:p>0,001019803902718</text:p>
          </table:table-cell>
          <table:table-cell table:number-columns-repeated="3"/>
          <table:table-cell table:formula="of:=([.E78]/(2*PI()))^2 *0.001 + 2*([.E78]/(2*PI())^2) *0.026 * [.E79]" office:value-type="float" office:value="0.000562225803558292" calcext:value-type="float">
            <text:p>0,0005622258035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344" calcext:value-type="float">
            <text:p>2,344</text:p>
          </table:table-cell>
          <table:table-cell table:formula="of:=[.B80]*2" office:value-type="float" office:value="4.688" calcext:value-type="float">
            <text:p>4,688</text:p>
          </table:table-cell>
          <table:table-cell table:number-columns-repeated="5"/>
          <table:table-cell table:formula="of:=([.E80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342" calcext:value-type="float">
            <text:p>2,342</text:p>
          </table:table-cell>
          <table:table-cell table:formula="of:=[.B81]*2" office:value-type="float" office:value="4.684" calcext:value-type="float">
            <text:p>4,684</text:p>
          </table:table-cell>
          <table:table-cell table:number-columns-repeated="5"/>
          <table:table-cell table:formula="of:=([.E81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341" calcext:value-type="float">
            <text:p>2,341</text:p>
          </table:table-cell>
          <table:table-cell table:formula="of:=[.B82]*2" office:value-type="float" office:value="4.682" calcext:value-type="float">
            <text:p>4,682</text:p>
          </table:table-cell>
          <table:table-cell table:number-columns-repeated="5"/>
          <table:table-cell table:formula="of:=([.E82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342" calcext:value-type="float">
            <text:p>2,342</text:p>
          </table:table-cell>
          <table:table-cell table:formula="of:=[.B83]*2" office:value-type="float" office:value="4.684" calcext:value-type="float">
            <text:p>4,684</text:p>
          </table:table-cell>
          <table:table-cell table:number-columns-repeated="5"/>
          <table:table-cell table:formula="of:=([.E83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([.E84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istancia cm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table-cell table:formula="of:=([.E85]/(2*PI()))^2 *0.026" office:value-type="string" office:string-value="" calcext:value-type="error">
            <text:p>#¡VALOR!</text:p>
          </table:table-cell>
          <table:table-cell/>
          <table:table-cell office:value-type="float" office:value="0.0084" calcext:value-type="float">
            <text:p>0,008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miperiodo</text:p>
          </table:table-cell>
          <table:table-cell office:value-type="string" calcext:value-type="string">
            <text:p>periodo</text:p>
          </table:table-cell>
          <table:table-cell/>
          <table:table-cell table:formula="of:=([.C87]+[.C88]+[.C89]+[.C90]+[.C91])/5" office:value-type="float" office:value="5.8216" calcext:value-type="float">
            <text:p>5,8216</text:p>
          </table:table-cell>
          <table:table-cell table:number-columns-repeated="3"/>
          <table:table-cell table:formula="of:=([.E86]/(2*PI()))^2 *0.026" office:value-type="float" office:value="0.0223202130184352" calcext:value-type="float">
            <text:p>0,022320213018435</text:p>
          </table:table-cell>
          <table:table-cell table:formula="of:=([.I86]-0.0039)/2" office:value-type="float" office:value="0.0092101065092176" calcext:value-type="float">
            <text:p>0,0092101065092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.912" calcext:value-type="float">
            <text:p>2,912</text:p>
          </table:table-cell>
          <table:table-cell table:formula="of:=[.B87]*2" office:value-type="float" office:value="5.824" calcext:value-type="float">
            <text:p>5,824</text:p>
          </table:table-cell>
          <table:table-cell/>
          <table:table-cell table:formula="of:=STDEV([.C87:.C91])/SQRT(5)" office:value-type="float" office:value="0.00146969384566999" calcext:value-type="float">
            <text:p>0,00146969384567</text:p>
          </table:table-cell>
          <table:table-cell table:number-columns-repeated="3"/>
          <table:table-cell table:formula="of:=([.E86]/(2*PI()))^2 *0.001 + 2*([.E86]/(2*PI())^2) *0.026 * [.E87]" office:value-type="float" office:value="0.000869739444171432" calcext:value-type="float">
            <text:p>0,000869739444171</text:p>
          </table:table-cell>
          <table:table-cell table:number-columns-repeated="2"/>
          <table:table-cell office:value-type="string" calcext:value-type="string">
            <text:p>multiplicar por dos estas de aquí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91" calcext:value-type="float">
            <text:p>2,91</text:p>
          </table:table-cell>
          <table:table-cell table:formula="of:=[.B88]*2" office:value-type="float" office:value="5.82" calcext:value-type="float">
            <text:p>5,82</text:p>
          </table:table-cell>
          <table:table-cell table:number-columns-repeated="5"/>
          <table:table-cell table:formula="of:=([.E88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913" calcext:value-type="float">
            <text:p>2,913</text:p>
          </table:table-cell>
          <table:table-cell table:formula="of:=[.B89]*2" office:value-type="float" office:value="5.826" calcext:value-type="float">
            <text:p>5,82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.91" calcext:value-type="float">
            <text:p>2,91</text:p>
          </table:table-cell>
          <table:table-cell table:formula="of:=[.B90]*2" office:value-type="float" office:value="5.82" calcext:value-type="float">
            <text:p>5,8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.909" calcext:value-type="float">
            <text:p>2,909</text:p>
          </table:table-cell>
          <table:table-cell table:formula="of:=[.B91]*2" office:value-type="float" office:value="5.818" calcext:value-type="float">
            <text:p>5,818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teorema de steiner</text:p>
          </table:table-cell>
          <table:table-cell table:number-columns-repeated="16"/>
        </table:table-row>
        <table:table-row table:style-name="ro1">
          <table:table-cell table:number-columns-repeated="8"/>
          <table:table-cell table:formula="of:=([.E94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eparacion c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table-cell table:formula="of:=([.E95]/(2*PI()))^2 *0.026" office:value-type="string" office:string-value="" calcext:value-type="error">
            <text:p>#¡VALOR!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emiperiodo</text:p>
          </table:table-cell>
          <table:table-cell office:value-type="string" calcext:value-type="string">
            <text:p>periodo</text:p>
          </table:table-cell>
          <table:table-cell/>
          <table:table-cell table:formula="of:=([.C97]+[.C98]+[.C99]+[.C100]+[.C101])/5" office:value-type="float" office:value="2.9272" calcext:value-type="float">
            <text:p>2,9272</text:p>
          </table:table-cell>
          <table:table-cell table:number-columns-repeated="3"/>
          <table:table-cell table:formula="of:=([.E96]/(2*PI()))^2 *0.026" office:value-type="float" office:value="0.00564310854788188" calcext:value-type="float">
            <text:p>0,0056431085478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46" calcext:value-type="float">
            <text:p>1,46</text:p>
          </table:table-cell>
          <table:table-cell table:formula="of:=[.B97]*2" office:value-type="float" office:value="2.92" calcext:value-type="float">
            <text:p>2,92</text:p>
          </table:table-cell>
          <table:table-cell/>
          <table:table-cell table:formula="of:=STDEV([.C97:.C101])/SQRT(5)" office:value-type="float" office:value="0.0112178429299041" calcext:value-type="float">
            <text:p>0,011217842929904</text:p>
          </table:table-cell>
          <table:table-cell table:number-columns-repeated="3"/>
          <table:table-cell table:formula="of:=([.E96]/(2*PI()))^2 *0.001 + 2*([.E96]/(2*PI())^2) *0.026 * [.E97]" office:value-type="float" office:value="0.000260294553187344" calcext:value-type="float">
            <text:p>0,0002602945531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459" calcext:value-type="float">
            <text:p>1,459</text:p>
          </table:table-cell>
          <table:table-cell table:formula="of:=[.B98]*2" office:value-type="float" office:value="2.918" calcext:value-type="float">
            <text:p>2,91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.462" calcext:value-type="float">
            <text:p>1,462</text:p>
          </table:table-cell>
          <table:table-cell table:formula="of:=[.B99]*2" office:value-type="float" office:value="2.924" calcext:value-type="float">
            <text:p>2,92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.485" calcext:value-type="float">
            <text:p>1,485</text:p>
          </table:table-cell>
          <table:table-cell table:formula="of:=[.B100]*2" office:value-type="float" office:value="2.97" calcext:value-type="float">
            <text:p>2,9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.452" calcext:value-type="float">
            <text:p>1,452</text:p>
          </table:table-cell>
          <table:table-cell table:formula="of:=[.B101]*2" office:value-type="float" office:value="2.904" calcext:value-type="float">
            <text:p>2,904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separacion c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edi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miperiodo</text:p>
          </table:table-cell>
          <table:table-cell office:value-type="string" calcext:value-type="string">
            <text:p>periodo</text:p>
          </table:table-cell>
          <table:table-cell/>
          <table:table-cell table:formula="of:=([.C105]+[.C106]+[.C107]+[.C108]+[.C109])/5" office:value-type="float" office:value="2.836" calcext:value-type="float">
            <text:p>2,836</text:p>
          </table:table-cell>
          <table:table-cell table:number-columns-repeated="3"/>
          <table:table-cell table:formula="of:=([.E104]/(2*PI()))^2 *0.026" office:value-type="float" office:value="0.00529695232710946" calcext:value-type="float">
            <text:p>0,00529695232710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417" calcext:value-type="float">
            <text:p>1,417</text:p>
          </table:table-cell>
          <table:table-cell table:formula="of:=[.B105]*2" office:value-type="float" office:value="2.834" calcext:value-type="float">
            <text:p>2,834</text:p>
          </table:table-cell>
          <table:table-cell/>
          <table:table-cell table:formula="of:=STDEV([.C105:.C109])/SQRT(5)" office:value-type="float" office:value="0.000894427190999917" calcext:value-type="float">
            <text:p>0,000894427191</text:p>
          </table:table-cell>
          <table:table-cell table:number-columns-repeated="3"/>
          <table:table-cell table:formula="of:=([.E104]/(2*PI()))^2 *0.001 + 2*([.E104]/(2*PI())^2) *0.026 * [.E105]" office:value-type="float" office:value="0.000207070076836333" calcext:value-type="float">
            <text:p>0,0002070700768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418" calcext:value-type="float">
            <text:p>1,418</text:p>
          </table:table-cell>
          <table:table-cell table:formula="of:=[.B106]*2" office:value-type="float" office:value="2.836" calcext:value-type="float">
            <text:p>2,836</text:p>
          </table:table-cell>
          <table:table-cell table:number-columns-repeated="5"/>
          <table:table-cell table:formula="of:=([.E106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419" calcext:value-type="float">
            <text:p>1,419</text:p>
          </table:table-cell>
          <table:table-cell table:formula="of:=[.B107]*2" office:value-type="float" office:value="2.838" calcext:value-type="float">
            <text:p>2,838</text:p>
          </table:table-cell>
          <table:table-cell table:number-columns-repeated="5"/>
          <table:table-cell table:formula="of:=([.E107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419" calcext:value-type="float">
            <text:p>1,419</text:p>
          </table:table-cell>
          <table:table-cell table:formula="of:=[.B108]*2" office:value-type="float" office:value="2.838" calcext:value-type="float">
            <text:p>2,838</text:p>
          </table:table-cell>
          <table:table-cell table:number-columns-repeated="5"/>
          <table:table-cell table:formula="of:=([.E108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417" calcext:value-type="float">
            <text:p>1,417</text:p>
          </table:table-cell>
          <table:table-cell table:formula="of:=[.B109]*2" office:value-type="float" office:value="2.834" calcext:value-type="float">
            <text:p>2,834</text:p>
          </table:table-cell>
          <table:table-cell table:number-columns-repeated="5"/>
          <table:table-cell table:formula="of:=([.E109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([.E110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/>
          <table:table-cell table:style-name="ce1" office:value-type="string" calcext:value-type="string">
            <text:p>separacion cm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media</text:p>
          </table:table-cell>
          <table:table-cell table:number-columns-repeated="3"/>
          <table:table-cell table:formula="of:=([.E111]/(2*PI()))^2 *0.026" office:value-type="string" office:string-value="" calcext:value-type="error">
            <text:p>#¡VALOR!</text:p>
          </table:table-cell>
          <table:table-cell table:number-columns-repeated="9"/>
        </table:table-row>
        <table:table-row table:style-name="ro1">
          <table:table-cell table:style-name="ce1"/>
          <table:table-cell table:style-name="ce1" office:value-type="string" calcext:value-type="string">
            <text:p>semiperiodo</text:p>
          </table:table-cell>
          <table:table-cell table:style-name="ce1" office:value-type="string" calcext:value-type="string">
            <text:p>periodo</text:p>
          </table:table-cell>
          <table:table-cell table:style-name="ce1"/>
          <table:table-cell table:style-name="ce1" table:formula="of:=([.C113]+[.C114]+[.C115]+[.C116]+[.C117])/5" office:value-type="float" office:value="3.1348" calcext:value-type="float">
            <text:p>3,1348</text:p>
          </table:table-cell>
          <table:table-cell table:number-columns-repeated="3"/>
          <table:table-cell table:formula="of:=([.E112]/(2*PI()))^2 *0.026" office:value-type="float" office:value="0.00647192219304654" calcext:value-type="float">
            <text:p>0,006471922193047</text:p>
          </table:table-cell>
          <table:table-cell table:number-columns-repeated="9"/>
        </table:table-row>
        <table:table-row table:style-name="ro1">
          <table:table-cell table:style-name="ce1"/>
          <table:table-cell table:style-name="ce1" office:value-type="float" office:value="1.567" calcext:value-type="float">
            <text:p>1,567</text:p>
          </table:table-cell>
          <table:table-cell table:style-name="ce1" table:formula="of:=[.B113]*2" office:value-type="float" office:value="3.134" calcext:value-type="float">
            <text:p>3,134</text:p>
          </table:table-cell>
          <table:table-cell table:style-name="ce1"/>
          <table:table-cell table:formula="of:=STDEV([.C113:.C117])/SQRT(5)" office:value-type="float" office:value="0.00101980390271854" calcext:value-type="float">
            <text:p>0,001019803902719</text:p>
          </table:table-cell>
          <table:table-cell table:number-columns-repeated="3"/>
          <table:table-cell table:formula="of:=([.E112]/(2*PI()))^2 *0.001 + 2*([.E112]/(2*PI())^2) *0.026 * [.E113]" office:value-type="float" office:value="0.000253130937678657" calcext:value-type="float">
            <text:p>0,000253130937679</text:p>
          </table:table-cell>
          <table:table-cell table:number-columns-repeated="9"/>
        </table:table-row>
        <table:table-row table:style-name="ro1">
          <table:table-cell table:style-name="ce1"/>
          <table:table-cell table:style-name="ce1" office:value-type="float" office:value="1.569" calcext:value-type="float">
            <text:p>1,569</text:p>
          </table:table-cell>
          <table:table-cell table:style-name="ce1" table:formula="of:=[.B114]*2" office:value-type="float" office:value="3.138" calcext:value-type="float">
            <text:p>3,138</text:p>
          </table:table-cell>
          <table:table-cell table:style-name="ce1" table:number-columns-repeated="2"/>
          <table:table-cell table:number-columns-repeated="3"/>
          <table:table-cell table:formula="of:=([.E114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/>
          <table:table-cell table:style-name="ce1" office:value-type="float" office:value="1.568" calcext:value-type="float">
            <text:p>1,568</text:p>
          </table:table-cell>
          <table:table-cell table:style-name="ce1" table:formula="of:=[.B115]*2" office:value-type="float" office:value="3.136" calcext:value-type="float">
            <text:p>3,136</text:p>
          </table:table-cell>
          <table:table-cell table:style-name="ce1" table:number-columns-repeated="2"/>
          <table:table-cell table:number-columns-repeated="3"/>
          <table:table-cell table:formula="of:=([.E115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/>
          <table:table-cell table:style-name="ce1" office:value-type="float" office:value="1.567" calcext:value-type="float">
            <text:p>1,567</text:p>
          </table:table-cell>
          <table:table-cell table:style-name="ce1" table:formula="of:=[.B116]*2" office:value-type="float" office:value="3.134" calcext:value-type="float">
            <text:p>3,134</text:p>
          </table:table-cell>
          <table:table-cell table:style-name="ce1" table:number-columns-repeated="2"/>
          <table:table-cell table:number-columns-repeated="3"/>
          <table:table-cell table:formula="of:=([.E116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/>
          <table:table-cell table:style-name="ce1" office:value-type="float" office:value="1.566" calcext:value-type="float">
            <text:p>1,566</text:p>
          </table:table-cell>
          <table:table-cell table:style-name="ce1" table:formula="of:=[.B117]*2" office:value-type="float" office:value="3.132" calcext:value-type="float">
            <text:p>3,132</text:p>
          </table:table-cell>
          <table:table-cell table:style-name="ce1" table:number-columns-repeated="2"/>
          <table:table-cell table:number-columns-repeated="3"/>
          <table:table-cell table:formula="of:=([.E117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([.E118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eparacion cm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table-cell table:formula="of:=([.E119]/(2*PI()))^2 *0.026" office:value-type="string" office:string-value="" calcext:value-type="error">
            <text:p>#¡VALOR!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emiperiodo</text:p>
          </table:table-cell>
          <table:table-cell office:value-type="string" calcext:value-type="string">
            <text:p>periodo</text:p>
          </table:table-cell>
          <table:table-cell/>
          <table:table-cell table:formula="of:=AVERAGE([.C121:.C125])" office:value-type="float" office:value="4.0268" calcext:value-type="float">
            <text:p>4,0268</text:p>
          </table:table-cell>
          <table:table-cell table:number-columns-repeated="3"/>
          <table:table-cell table:formula="of:=([.E120]/(2*PI()))^2 *0.026" office:value-type="float" office:value="0.0106790773243522" calcext:value-type="float">
            <text:p>0,0106790773243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013" calcext:value-type="float">
            <text:p>2,013</text:p>
          </table:table-cell>
          <table:table-cell table:formula="of:=[.B121]*2" office:value-type="float" office:value="4.026" calcext:value-type="float">
            <text:p>4,026</text:p>
          </table:table-cell>
          <table:table-cell/>
          <table:table-cell table:formula="of:=STDEV([.C121:.C125])/SQRT(5)" office:value-type="float" office:value="0.000489897948556582" calcext:value-type="float">
            <text:p>0,000489897948557</text:p>
          </table:table-cell>
          <table:table-cell table:number-columns-repeated="3"/>
          <table:table-cell table:formula="of:=([.E120]/(2*PI()))^2 *0.001 + 2*([.E120]/(2*PI())^2) *0.026 * [.E121]" office:value-type="float" office:value="0.000413332162869664" calcext:value-type="float">
            <text:p>0,000413332162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014" calcext:value-type="float">
            <text:p>2,014</text:p>
          </table:table-cell>
          <table:table-cell table:formula="of:=[.B122]*2" office:value-type="float" office:value="4.028" calcext:value-type="float">
            <text:p>4,028</text:p>
          </table:table-cell>
          <table:table-cell table:number-columns-repeated="5"/>
          <table:table-cell table:formula="of:=([.E122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014" calcext:value-type="float">
            <text:p>2,014</text:p>
          </table:table-cell>
          <table:table-cell table:formula="of:=[.B123]*2" office:value-type="float" office:value="4.028" calcext:value-type="float">
            <text:p>4,028</text:p>
          </table:table-cell>
          <table:table-cell table:number-columns-repeated="5"/>
          <table:table-cell table:formula="of:=([.E123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013" calcext:value-type="float">
            <text:p>2,013</text:p>
          </table:table-cell>
          <table:table-cell table:formula="of:=[.B124]*2" office:value-type="float" office:value="4.026" calcext:value-type="float">
            <text:p>4,026</text:p>
          </table:table-cell>
          <table:table-cell table:number-columns-repeated="5"/>
          <table:table-cell table:formula="of:=([.E124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013" calcext:value-type="float">
            <text:p>2,013</text:p>
          </table:table-cell>
          <table:table-cell table:formula="of:=[.B125]*2" office:value-type="float" office:value="4.026" calcext:value-type="float">
            <text:p>4,026</text:p>
          </table:table-cell>
          <table:table-cell table:number-columns-repeated="5"/>
          <table:table-cell table:formula="of:=([.E125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([.E126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([.E127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([.E128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([.E129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([.E130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isco grande de lo otro</text:p>
          </table:table-cell>
          <table:table-cell table:number-columns-repeated="6"/>
          <table:table-cell table:formula="of:=([.E131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06g</text:p>
          </table:table-cell>
          <table:table-cell table:number-columns-repeated="6"/>
          <table:table-cell table:formula="of:=([.E132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([.E133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iametro</text:p>
          </table:table-cell>
          <table:table-cell table:number-columns-repeated="6"/>
          <table:table-cell table:formula="of:=([.E134]/(2*PI()))^2 *0.02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300mm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masas pequeñas</text:p>
          </table:table-cell>
          <table:table-cell/>
          <table:table-cell office:value-type="string" calcext:value-type="string">
            <text:p>altura </text:p>
          </table:table-cell>
          <table:table-cell office:value-type="string" calcext:value-type="string">
            <text:p>diametr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10g</text:p>
          </table:table-cell>
          <table:table-cell/>
          <table:table-cell office:value-type="string" calcext:value-type="string">
            <text:p>40mm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8">00/00/0000</text:date>, <text:time style:data-style-name="N2" text:time-value="18:35:26.6917962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30T14:56:37.785099913</meta:creation-date>
    <meta:generator>LibreOffice/6.4.7.2$Linux_X86_64 LibreOffice_project/40$Build-2</meta:generator>
    <dc:date>2022-08-08T19:13:03.154211548</dc:date>
    <meta:editing-duration>PT10H25M22S</meta:editing-duration>
    <meta:editing-cycles>8</meta:editing-cycles>
    <meta:document-statistic meta:table-count="1" meta:cell-count="524" meta:object-count="0"/>
  </office:meta>
</office:document-meta>
</file>